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urw-din" svg:font-family="urw-din, sans-serif"/>
    <style:font-face style:name="Arial2" svg:font-family="Arial" style:font-family-generic="swiss"/>
    <style:font-face style:name="Consolas" svg:font-family="Consolas" style:font-family-generic="swiss"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3"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Consolas" fo:font-size="10pt" style:font-name-asian="Consolas" style:font-size-asian="10pt" style:font-name-complex="Consolas" style:font-size-complex="10pt"/>
    </style:style>
    <style:style style:name="P4"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5" style:family="paragraph" style:parent-style-name="List_20_Paragraph" style:list-style-name="WWNum1"/>
    <style:style style:name="P6" style:family="paragraph" style:parent-style-name="List_20_Paragraph">
      <style:text-properties style:font-name="Calibri1"/>
    </style:style>
    <style:style style:name="P7" style:family="paragraph" style:parent-style-name="Text_20_body" style:list-style-name="L1">
      <style:paragraph-properties fo:margin-left="0.25in" fo:margin-right="0in" fo:margin-top="0in" fo:margin-bottom="0in" fo:line-height="158%" fo:text-align="justify" style:justify-single-word="false" fo:orphans="2" fo:widows="2" fo:text-indent="0in" style:auto-text-indent="false" fo:padding="0in" fo:border="none"/>
    </style:style>
    <style:style style:name="T1" style:family="text">
      <style:text-properties fo:font-weight="bold" style:font-weight-asian="bold"/>
    </style:style>
    <style:style style:name="T2" style:family="text">
      <style:text-properties fo:font-variant="normal" fo:text-transform="none" fo:color="#273239" style:font-name="Calibri1" fo:font-size="12pt" fo:letter-spacing="normal" fo:font-style="normal" style:font-size-asian="12pt" style:font-size-complex="12pt"/>
    </style:style>
    <style:style style:name="T3" style:family="text">
      <style:text-properties fo:font-variant="normal" fo:text-transform="none" fo:color="#273239" style:font-name="Calibri1" fo:font-size="12pt" fo:letter-spacing="normal" fo:font-style="normal" fo:font-weight="normal" style:font-size-asian="12pt" style:font-size-complex="12pt"/>
    </style:style>
    <style:style style:name="T4" style:family="text">
      <style:text-properties fo:font-variant="normal" fo:text-transform="none" fo:color="#202124" fo:font-size="12pt" fo:letter-spacing="normal" fo:font-style="normal" fo:font-weight="normal"/>
    </style:style>
    <style:style style:name="T5" style:family="text">
      <style:text-properties fo:font-variant="normal" fo:text-transform="none" fo:color="#202124" fo:font-size="12pt" fo:letter-spacing="normal" fo:font-style="normal" fo:font-weight="bold"/>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00" fo:font-style="italic" style:font-style-asian="italic" style:font-style-complex="italic"/>
    </style:style>
    <style:style style:name="T9" style:family="text">
      <style:text-properties fo:color="#3f7f5f"/>
    </style:style>
    <style:style style:name="T10" style:family="text">
      <style:text-properties fo:color="#6a3e3e"/>
    </style:style>
    <style:style style:name="T11" style:family="text">
      <style:text-properties fo:color="#7f9fbf" fo:font-weight="bold" style:font-weight-asian="bold" style:font-weight-complex="bold"/>
    </style:style>
    <style:style style:name="T12" style:family="text">
      <style:text-properties fo:color="#2a00ff"/>
    </style:style>
    <style:style style:name="T13" style:family="text">
      <style:text-properties fo:color="#0000c0"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ssignment 3</text:span></text:p>
      <text:list xml:id="list1893038976984082095" text:style-name="WWNum1">
        <text:list-item>
          <text:p text:style-name="P5">Explain polymorphism.</text:p>
        </text:list-item>
      </text:list>
      <text:p text:style-name="List_20_Paragraph">Polymorphism means many forms. Polymorphism allows us to do single task in multiple ways. We have two types of Polymorphism</text:p>
      <text:p text:style-name="List_20_Paragraph">a)Compile time poylmorphism (Also known as static polymorphism): We can achieve it by overloading.</text:p>
      <text:p text:style-name="List_20_Paragraph">b)Run time Polymorphism(Also known as dynamic polymorphism): This type of polymorphism is achieved by method overriding.</text:p>
      <text:p text:style-name="List_20_Paragraph"/>
      <text:list xml:id="list32765373" text:continue-numbering="true" text:style-name="WWNum1">
        <text:list-item>
          <text:p text:style-name="P5">What is overloading?</text:p>
        </text:list-item>
      </text:list>
      <text:p text:style-name="List_20_Paragraph">We can create more than one methods with same name and different types of parameters or different numbers of parameters. This is called Overloading.</text:p>
      <text:p text:style-name="List_20_Paragraph"/>
      <text:list xml:id="list32758594" text:continue-numbering="true" text:style-name="WWNum1">
        <text:list-item>
          <text:p text:style-name="P5">What is overriding?</text:p>
        </text:list-item>
      </text:list>
      <text:p text:style-name="List_20_Paragraph">If the subclass is implementing the same methods as parent class, it is called overriding.</text:p>
      <text:p text:style-name="List_20_Paragraph"/>
      <text:list xml:id="list32769265" text:continue-numbering="true" text:style-name="WWNum1">
        <text:list-item>
          <text:p text:style-name="P5">What does the final mean in this method: <text:s/>public void doSomething(<text:span text:style-name="T1">final</text:span> Car aCar){}</text:p>
        </text:list-item>
      </text:list>
      <text:p text:style-name="List_20_Paragraph">It means that you can not be assigned passed argument variable aCar to another object.</text:p>
      <text:p text:style-name="List_20_Paragraph">For example</text:p>
      <text:p text:style-name="List_20_Paragraph">aCar = new Car(); will give an error</text:p>
      <text:p text:style-name="List_20_Paragraph"/>
      <text:list xml:id="list32746139" text:continue-numbering="true" text:style-name="WWNum1">
        <text:list-item>
          <text:p text:style-name="P5">Suppose in question 4, the Car class has a method setColor(Color color){…}, inside doSomething method, Can we call aCar.setColor(red);?</text:p>
        </text:list-item>
      </text:list>
      <text:p text:style-name="List_20_Paragraph">Yes, we can do it. We can reassign properties of argument which is marked as final.</text:p>
      <text:p text:style-name="List_20_Paragraph"/>
      <text:list xml:id="list32767273" text:continue-numbering="true" text:style-name="WWNum1">
        <text:list-item>
          <text:p text:style-name="P5">Can we declare a static variable inside a method?</text:p>
        </text:list-item>
      </text:list>
      <text:p text:style-name="List_20_Paragraph">No, we can not declare static variable because static variables are class level variables.</text:p>
      <text:p text:style-name="List_20_Paragraph"/>
      <text:list xml:id="list32765908" text:continue-numbering="true" text:style-name="WWNum1">
        <text:list-item>
          <text:p text:style-name="P5">What is the difference between interface and abstract class?</text:p>
        </text:list-item>
      </text:list>
      <text:h text:style-name="Heading_20_3" text:outline-level="3"><text:span text:style-name="Strong_20_Emphasis"><text:span text:style-name="T2">Abstract class vs Interface</text:span></text:span><text:span text:style-name="T2"> </text:span></text:h>
      <text:list xml:id="list579449932295213877" text:style-name="L1">
        <text:list-item>
          <text:p text:style-name="P7"><text:span text:style-name="Strong_20_Emphasis"><text:span text:style-name="T3">Type of methods:</text:span></text:span><text:span text:style-name="T3"> Interface can have only abstract methods. An abstract class can have abstract and non-abstract methods. From Java 8, it can have default and static methods also.</text:span></text:p>
        </text:list-item>
        <text:list-item>
          <text:p text:style-name="P7"><text:span text:style-name="Strong_20_Emphasis"><text:span text:style-name="T3">Final Variables:</text:span></text:span><text:span text:style-name="T3"> Variables declared in a Java interface are by default final. An abstract class may contain non-final variables.</text:span></text:p>
        </text:list-item>
        <text:list-item>
          <text:p text:style-name="P7"><text:span text:style-name="Strong_20_Emphasis"><text:span text:style-name="T3">Type of variables: </text:span></text:span><text:span text:style-name="T3">Abstract class can have final, non-final, static and non-static variables. The interface has only static and final variables.</text:span></text:p>
        </text:list-item>
        <text:list-item>
          <text:p text:style-name="P7"><text:soft-page-break/><text:span text:style-name="Strong_20_Emphasis"><text:span text:style-name="T3">Implementation:</text:span></text:span><text:span text:style-name="T3"> Abstract class can provide the implementation of the interface. Interface can’t provide the implementation of an abstract class.</text:span></text:p>
        </text:list-item>
        <text:list-item>
          <text:p text:style-name="P7"><text:span text:style-name="Strong_20_Emphasis"><text:span text:style-name="T3">Inheritance vs Abstraction:</text:span></text:span><text:span text:style-name="T3"> A Java interface can be implemented using the keyword “implements” and an abstract class can be extended using the keyword “extends”.</text:span></text:p>
        </text:list-item>
        <text:list-item>
          <text:p text:style-name="P7"><text:span text:style-name="Strong_20_Emphasis"><text:span text:style-name="T3">Multiple implementations:</text:span></text:span><text:span text:style-name="T3"> An interface can extend another Java interface only, an abstract class can extend another Java class and implement multiple Java interfaces.</text:span></text:p>
        </text:list-item>
        <text:list-item>
          <text:p text:style-name="P7"><text:span text:style-name="Strong_20_Emphasis"><text:span text:style-name="T3">Accessibility of Data Members:</text:span></text:span><text:span text:style-name="T3"> Members of a Java interface are public by default. A Java abstract class can have class members like private, protected, etc</text:span></text:p>
        </text:list-item>
      </text:list>
      <text:p text:style-name="List_20_Paragraph"/>
      <text:list xml:id="list32750097" text:continue-list="list32765908" text:style-name="WWNum1">
        <text:list-item>
          <text:p text:style-name="P5">Can an abstract class be defined without any abstract methods?</text:p>
        </text:list-item>
      </text:list>
      <text:p text:style-name="List_20_Paragraph">Yes, Abstract class does not need to have abstract method.</text:p>
      <text:p text:style-name="List_20_Paragraph"/>
      <text:list xml:id="list32768274" text:continue-numbering="true" text:style-name="WWNum1">
        <text:list-item>
          <text:p text:style-name="P5">Since there is no way to create an object of abstract class, what’s the point of constructors of abstract class?</text:p>
        </text:list-item>
      </text:list>
      <text:p text:style-name="P6"><text:span text:style-name="T4">The main purpose of the constructor is to initialize the newly created object. In abstract class, we have an instance variable, abstract methods, and non-abstract methods. </text:span><text:span text:style-name="T5">We need to initialize the non-abstract methods and instance variables</text:span><text:span text:style-name="T4">, therefore abstract classes have a constructor.</text:span> </text:p>
      <text:p text:style-name="P6"/>
      <text:list xml:id="list32757154" text:continue-numbering="true" text:style-name="WWNum1">
        <text:list-item>
          <text:p text:style-name="P5">What is a native method?</text:p>
        </text:list-item>
      </text:list>
      <text:p text:style-name="List_20_Paragraph">Methods in other programming language is called native method.</text:p>
      <text:p text:style-name="P6"><text:span text:style-name="T4">Native methods are </text:span><text:span text:style-name="T5">Java™ methods that start in a language other than Java</text:span><text:span text:style-name="T4">. Native methods can access system-specific functions and APIs that are not available directly in Java. The use of native methods limits the portability of an application, because it involves system-specific code.</text:span> </text:p>
      <text:p text:style-name="P6"/>
      <text:list xml:id="list32777006" text:continue-numbering="true" text:style-name="WWNum1">
        <text:list-item>
          <text:p text:style-name="P5">What is marker interface?</text:p>
        </text:list-item>
      </text:list>
      <text:p text:style-name="List_20_Paragraph">Marker interface is the one that is empty. It does not have any method or variable.</text:p>
      <text:p text:style-name="List_20_Paragraph"/>
      <text:p text:style-name="List_20_Paragraph"/>
      <text:list xml:id="list32751877" text:continue-numbering="true" text:style-name="WWNum1">
        <text:list-item>
          <text:p text:style-name="P5">Why to override equals and hashCode methods?</text:p>
        </text:list-item>
      </text:list>
      <text:p text:style-name="List_20_Paragraph">If two objects are equal according to the equals(Object) method, then calling the hashcode method on each of the two objects must produce the same integer result.</text:p>
      <text:p text:style-name="List_20_Paragraph">We must implement hashcode with eqaul method. Failure to do that will result in a violation of the general contract of Object.hashCode(), which will prevent your class to prevent functioning properly.</text:p>
      <text:p text:style-name="List_20_Paragraph"/>
      <text:list xml:id="list32758653" text:continue-numbering="true" text:style-name="WWNum1">
        <text:list-item>
          <text:p text:style-name="P5">What’s the difference beween int and Integer?</text:p>
        </text:list-item>
      </text:list>
      <text:p text:style-name="List_20_Paragraph">Int is primitive datatype and Integer is wrapper class that wraps int to Object type.</text:p>
      <text:list xml:id="list32758218" text:continue-numbering="true" text:style-name="WWNum1">
        <text:list-item>
          <text:p text:style-name="P5"><text:soft-page-break/>What is serialization?</text:p>
        </text:list-item>
      </text:list>
      <text:p text:style-name="List_20_Paragraph">Serialization is a mechanism of converting the state of an object into byte stream.</text:p>
      <text:p text:style-name="List_20_Paragraph"/>
      <text:list xml:id="list32749750" text:continue-numbering="true" text:style-name="WWNum1">
        <text:list-item>
          <text:p text:style-name="P5">Create List and Map. List A contains 1,2,3,4,10(integer) . Map B contains ("a","1") ("b","2") ("c","10") <text:s text:c="2"/>(key = string, value = string) </text:p>
          <text:p text:style-name="P5"/>
        </text:list-item>
      </text:list>
      <text:p text:style-name="List_20_Paragraph">Question: get a list which contains all the elements in list A, but not in map B.</text:p>
      <text:p text:style-name="Standard"/>
      <text:p text:style-name="P2"><text:span text:style-name="T6">import</text:span><text:span text:style-name="T7"> java.util.ArrayList;</text:span></text:p>
      <text:p text:style-name="P2"><text:span text:style-name="T6">import</text:span><text:span text:style-name="T7"> java.util.Collection;</text:span></text:p>
      <text:p text:style-name="P2"><text:span text:style-name="T6">import</text:span><text:span text:style-name="T7"> java.util.HashMap;</text:span></text:p>
      <text:p text:style-name="P2"><text:span text:style-name="T6">import</text:span><text:span text:style-name="T7"> java.util.List;</text:span></text:p>
      <text:p text:style-name="P2"/>
      <text:p text:style-name="P2"><text:span text:style-name="T6">public</text:span><text:span text:style-name="T7"> </text:span><text:span text:style-name="T6">class</text:span><text:span text:style-name="T7"> FindElements {</text:span></text:p>
      <text:p text:style-name="P2"><text:span text:style-name="T7"><text:tab/></text:span><text:span text:style-name="T9">/*</text:span></text:p>
      <text:p text:style-name="P3"><text:tab/> * 15. Create List and Map. List A contains 1,2,3,4,10(integer) .</text:p>
      <text:p text:style-name="P3"><text:tab/> * <text:s/>Map B contains ("a","1") ("b","2") ("c","10") <text:s text:c="2"/></text:p>
      <text:p text:style-name="P3"><text:tab/> * <text:s/>(key = string, value = string) </text:p>
      <text:p text:style-name="P2"/>
      <text:p text:style-name="P3">Question: get a list which contains all the elements in list A, </text:p>
      <text:p text:style-name="P3">but not in map B.</text:p>
      <text:p text:style-name="P3"><text:tab/> */</text:p>
      <text:p text:style-name="P4"><text:tab/></text:p>
      <text:p text:style-name="P2"/>
      <text:p text:style-name="P2"><text:span text:style-name="T7"><text:tab/></text:span><text:span text:style-name="T6">public</text:span><text:span text:style-name="T7"> </text:span><text:span text:style-name="T6">static</text:span><text:span text:style-name="T7"> </text:span><text:span text:style-name="T6">void</text:span><text:span text:style-name="T7"> main(String[] </text:span><text:span text:style-name="T10">args</text:span><text:span text:style-name="T7">) {</text:span></text:p>
      <text:p text:style-name="P2"><text:span text:style-name="T7"><text:tab/><text:tab/></text:span><text:span text:style-name="T9">// </text:span><text:span text:style-name="T11">TODO</text:span><text:span text:style-name="T9"> Auto-generated method stub</text:span></text:p>
      <text:p text:style-name="P4"><text:tab/><text:tab/></text:p>
      <text:p text:style-name="P2"><text:span text:style-name="T7"><text:tab/><text:tab/>List&lt;Integer&gt; </text:span><text:span text:style-name="T10">list</text:span><text:span text:style-name="T7"> = </text:span><text:span text:style-name="T6">new</text:span><text:span text:style-name="T7"> ArrayList&lt;Integer&gt;();</text:span></text:p>
      <text:p text:style-name="P2"><text:span text:style-name="T7"><text:tab/><text:tab/></text:span><text:span text:style-name="T6">for</text:span><text:span text:style-name="T7">(</text:span><text:span text:style-name="T6">int</text:span><text:span text:style-name="T7"> </text:span><text:span text:style-name="T10">i</text:span><text:span text:style-name="T7"> = 1; </text:span><text:span text:style-name="T10">i</text:span><text:span text:style-name="T7"> &lt;= 10; </text:span><text:span text:style-name="T10">i</text:span><text:span text:style-name="T7">++ ) {</text:span></text:p>
      <text:p text:style-name="P2"><text:span text:style-name="T7"><text:tab/><text:tab/><text:tab/></text:span><text:span text:style-name="T10">list</text:span><text:span text:style-name="T7">.add(</text:span><text:span text:style-name="T10">i</text:span><text:span text:style-name="T7">);</text:span></text:p>
      <text:p text:style-name="P4"><text:tab/><text:tab/>}</text:p>
      <text:p text:style-name="P4"><text:tab/><text:tab/></text:p>
      <text:p text:style-name="P2"><text:span text:style-name="T7"><text:s/><text:tab/><text:tab/>HashMap&lt;String, String&gt; </text:span><text:span text:style-name="T10">map</text:span><text:span text:style-name="T7"> = </text:span><text:span text:style-name="T6">new</text:span><text:span text:style-name="T7"> HashMap&lt;String, String&gt;();</text:span></text:p>
      <text:p text:style-name="P2"><text:span text:style-name="T7"><text:s/><text:tab/><text:tab/></text:span><text:span text:style-name="T10">map</text:span><text:span text:style-name="T7">.put(</text:span><text:span text:style-name="T12">"a"</text:span><text:span text:style-name="T7">, </text:span><text:span text:style-name="T12">"1"</text:span><text:span text:style-name="T7">);</text:span></text:p>
      <text:p text:style-name="P2"><text:span text:style-name="T7"><text:s/><text:tab/><text:tab/></text:span><text:span text:style-name="T10">map</text:span><text:span text:style-name="T7">.put(</text:span><text:span text:style-name="T12">"b"</text:span><text:span text:style-name="T7">, </text:span><text:span text:style-name="T12">"2"</text:span><text:span text:style-name="T7">);</text:span></text:p>
      <text:p text:style-name="P2"><text:span text:style-name="T7"><text:s/><text:tab/><text:tab/></text:span><text:span text:style-name="T10">map</text:span><text:span text:style-name="T7">.put(</text:span><text:span text:style-name="T12">"c"</text:span><text:span text:style-name="T7">, </text:span><text:span text:style-name="T12">"10"</text:span><text:span text:style-name="T7">);</text:span></text:p>
      <text:p text:style-name="P4"><text:s/><text:tab/><text:tab/></text:p>
      <text:p text:style-name="P2"><text:span text:style-name="T7"><text:s/><text:tab/><text:tab/>List&lt;Integer&gt; </text:span><text:span text:style-name="T10">result</text:span><text:span text:style-name="T7"> = </text:span><text:span text:style-name="T6">new</text:span><text:span text:style-name="T7"> ArrayList&lt;&gt;();</text:span></text:p>
      <text:p text:style-name="P2"><text:span text:style-name="T7"><text:s/><text:tab/><text:tab/></text:span><text:span text:style-name="T10">result</text:span><text:span text:style-name="T7"> = </text:span><text:span text:style-name="T8">FindElementInListA</text:span><text:span text:style-name="T7">(</text:span><text:span text:style-name="T10">list</text:span><text:span text:style-name="T7">, </text:span><text:span text:style-name="T10">map</text:span><text:span text:style-name="T7">);</text:span></text:p>
      <text:p text:style-name="P2"><text:span text:style-name="T7"><text:s/><text:tab/><text:tab/>System.</text:span><text:span text:style-name="T13">out</text:span><text:span text:style-name="T7">.println(</text:span><text:span text:style-name="T10">result</text:span><text:span text:style-name="T7">);</text:span></text:p>
      <text:p text:style-name="P4"><text:tab/><text:tab/></text:p>
      <text:p text:style-name="P2"/>
      <text:p text:style-name="P4"><text:tab/>}</text:p>
      <text:p text:style-name="P2"/>
      <text:p text:style-name="P2"><text:span text:style-name="T7"><text:tab/></text:span><text:span text:style-name="T6">private</text:span><text:span text:style-name="T7"> </text:span><text:span text:style-name="T6">static</text:span><text:span text:style-name="T7"> List&lt;Integer&gt; FindElementInListA(List&lt;Integer&gt; </text:span><text:span text:style-name="T10">list</text:span><text:span text:style-name="T7">, HashMap&lt;String, String&gt; </text:span><text:span text:style-name="T10">map</text:span><text:span text:style-name="T7">) {</text:span></text:p>
      <text:p text:style-name="P2"/>
      <text:p text:style-name="P2"><text:span text:style-name="T7"><text:tab/><text:tab/>List&lt;Integer&gt; </text:span><text:span text:style-name="T10">listA</text:span><text:span text:style-name="T7"> = </text:span><text:span text:style-name="T6">new</text:span><text:span text:style-name="T7"> ArrayList&lt;&gt;();</text:span></text:p>
      <text:p text:style-name="P2"><text:span text:style-name="T7"><text:tab/><text:tab/></text:span><text:span text:style-name="T10">listA</text:span><text:span text:style-name="T7">.addAll(</text:span><text:span text:style-name="T10">list</text:span><text:span text:style-name="T7">);</text:span></text:p>
      <text:p text:style-name="P2"><text:span text:style-name="T7"><text:tab/><text:tab/>Collection&lt;String&gt; </text:span><text:span text:style-name="T10">getValue</text:span><text:span text:style-name="T7"> = </text:span><text:span text:style-name="T10">map</text:span><text:span text:style-name="T7">.values();</text:span></text:p>
      <text:p text:style-name="P4"><text:tab/><text:tab/></text:p>
      <text:p text:style-name="P4"><text:tab/><text:tab/><text:tab/><text:tab/></text:p>
      <text:p text:style-name="P2"><text:span text:style-name="T7"><text:tab/> <text:s text:c="3"/></text:span><text:span text:style-name="T6">for</text:span><text:span text:style-name="T7">(String </text:span><text:span text:style-name="T10">var</text:span><text:span text:style-name="T7">: </text:span><text:span text:style-name="T10">getValue</text:span><text:span text:style-name="T7">) {</text:span></text:p>
      <text:p text:style-name="P2"><text:soft-page-break/><text:span text:style-name="T7"><text:tab/><text:tab/><text:tab/></text:span><text:span text:style-name="T6">int</text:span><text:span text:style-name="T7"> </text:span><text:span text:style-name="T10">temp</text:span><text:span text:style-name="T7"> = Integer.</text:span><text:span text:style-name="T8">parseInt</text:span><text:span text:style-name="T7">(</text:span><text:span text:style-name="T10">var</text:span><text:span text:style-name="T7">);</text:span></text:p>
      <text:p text:style-name="P2"><text:span text:style-name="T7"><text:tab/><text:tab/><text:tab/>Integer </text:span><text:span text:style-name="T10">value</text:span><text:span text:style-name="T7"> = </text:span><text:span text:style-name="T10">temp</text:span><text:span text:style-name="T7">;</text:span></text:p>
      <text:p text:style-name="P2"><text:span text:style-name="T7"><text:tab/><text:tab/><text:tab/></text:span><text:span text:style-name="T10">listA</text:span><text:span text:style-name="T7">.remove(</text:span><text:span text:style-name="T10">value</text:span><text:span text:style-name="T7">);</text:span></text:p>
      <text:p text:style-name="P4"><text:tab/><text:tab/>}</text:p>
      <text:p text:style-name="P2"><text:span text:style-name="T7"><text:tab/><text:tab/></text:span><text:span text:style-name="T6">return</text:span><text:span text:style-name="T7"> </text:span><text:span text:style-name="T10">listA</text:span><text:span text:style-name="T7">;</text:span></text:p>
      <text:p text:style-name="P4"><text:tab/>}</text:p>
      <text:p text:style-name="P2"/>
      <text:p text:style-name="P4">}</text:p>
      <text:p text:style-name="List_20_Paragraph"/>
      <text:p text:style-name="List_20_Paragraph"/>
      <text:list xml:id="list32769452" text:continue-numbering="true" text:style-name="WWNum1">
        <text:list-item>
          <text:p text:style-name="P5">Implement a group of classes that have common behavior/state as Shape. Create Circle, Rectangle and Square for now as later on we may need more shapes. They should have the ability to calculate the area. They should be able to compare using area. Please write a program to demonstrate the classes and comparison. <text:s/>You can use either abstract or interface. Comparator or Comparable interface.<text:bookmark text:name="_GoBack"/></text:p>
        </text:list-item>
      </text:list>
      <text:p text:style-name="List_20_Paragraph"/>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urw-din" svg:font-family="urw-din, sans-serif"/>
    <style:font-face style:name="Arial2" svg:font-family="Arial" style:font-family-generic="swiss"/>
    <style:font-face style:name="Consolas" svg:font-family="Consolas" style:font-family-generic="swiss"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wei Zhuang</meta:initial-creator>
    <meta:editing-cycles>5</meta:editing-cycles>
    <meta:creation-date>2015-12-01T18:27:00</meta:creation-date>
    <dc:date>2022-04-03T12:52:47.93</dc:date>
    <meta:editing-duration>PT1H43M41S</meta:editing-duration>
    <meta:generator>OpenOffice/4.1.6$Win32 OpenOffice.org_project/416m1$Build-9790</meta:generator>
    <meta:document-statistic meta:table-count="0" meta:image-count="0" meta:object-count="0" meta:page-count="4" meta:paragraph-count="90" meta:word-count="902" meta:character-count="58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